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67927376413795319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44996469870368148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797053907511541720"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120962834918512625"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8571546461755663215" text:style-name="L5">
        <text:list-item>
          <text:list>
            <text:list-header>
              <text:p text:style-name="P61">0.75 mile splits: 9:06, 9:24, 8:13</text:p>
              <text:p text:style-name="P61">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0"><text:span text:style-name="T2"/></text:p>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0"><text:span text:style-name="T2">During the second mile my energy was low but after that I felt better. Total ascent: 275 ft</text:span></text:p>
      <text:p text:style-name="P10"><text:span text:style-name="T2">Warm down: </text:span>0.4 miles<text:span text:style-name="T2"> </text:span></text:p>
      <text:p text:style-name="P14"><text:span text:style-name="T1">In the last week:</text:span> <text:s/><text:span text:style-name="T1">30.6 miles</text:span></text:p>
      <text:p text:style-name="P14"><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9T13:53:38.38</dc:date>
    <dc:creator>James Lombardi</dc:creator>
    <meta:editing-duration>P3DT21H1M24S</meta:editing-duration>
    <meta:editing-cycles>376</meta:editing-cycles>
    <meta:generator>OpenOffice/4.1.2$Win32 OpenOffice.org_project/412m3$Build-9782</meta:generator>
    <meta:document-statistic meta:table-count="0" meta:image-count="0" meta:object-count="0" meta:page-count="54" meta:paragraph-count="1428" meta:word-count="15758" meta:character-count="78040"/>
  </office:meta>
</office:document-meta>
</file>